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4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043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Source:</text:p>
          </table:table-cell>
          <table:table-cell table:style-name="Default" office:value-type="string" calcext:value-type="string">
            <text:p>https://wiki.openstreetmap.org/wiki/Proposed_features/TransforMap#Proposed_Tag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Needs fulfilled by a community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food+drink <text:a xlink:href="http://overpass-turbo.eu/s/7gr" xlink:type="simple"> </text:a> </text:p>
          </table:table-cell>
          <table:table-cell office:value-type="string" calcext:value-type="string">
            <text:p>Here you can find drinks and something to eat, recently harvested or ready to enjoy. </text:p>
          </table:table-cell>
          <table:table-cell office:value-type="string" calcext:value-type="string">
            <text:p>provides: food &amp; drink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water <text:a xlink:href="http://overpass-turbo.eu/s/7gs" xlink:type="simple"> </text:a> </text:p>
          </table:table-cell>
          <table:table-cell office:value-type="string" calcext:value-type="string">
            <text:p>Here you can find drinking water. / organisations who care about water </text:p>
          </table:table-cell>
          <table:table-cell office:value-type="string" calcext:value-type="string">
            <text:p>provides: water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https://wiki.openstreetmap.org/w/index.php?title=Key:provides&amp;action=edit&amp;redlink=1" xlink:type="simple">provides</text:a> </text:p>
            <text:p><text:a xlink:href="https://wiki.openstreetmap.org/w/index.php?title=Key:provides:land&amp;action=edit&amp;redlink=1" xlink:type="simple">provides:land</text:a> </text:p>
          </table:table-cell>
          <table:table-cell office:value-type="string" calcext:value-type="string">
            <text:p>land</text:p>
            <text:p>rural/urban/rurban <text:a xlink:href="http://overpass-turbo.eu/s/7gt" xlink:type="simple"> </text:a> </text:p>
          </table:table-cell>
          <table:table-cell office:value-type="string" calcext:value-type="string">
            <text:p>Here you find land - the land we all need to find shelter and/or to work on. </text:p>
          </table:table-cell>
          <table:table-cell office:value-type="string" calcext:value-type="string">
            <text:p>provides: land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mobility <text:a xlink:href="http://overpass-turbo.eu/s/7gu" xlink:type="simple"> </text:a> </text:p>
          </table:table-cell>
          <table:table-cell office:value-type="string" calcext:value-type="string">
            <text:p>Here you find possibilities to go from A to B. </text:p>
          </table:table-cell>
          <table:table-cell office:value-type="string" calcext:value-type="string">
            <text:p>provides: mobility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health <text:a xlink:href="http://overpass-turbo.eu/s/7gw" xlink:type="simple"> </text:a> </text:p>
          </table:table-cell>
          <table:table-cell office:value-type="string" calcext:value-type="string">
            <text:p>Here you find what keeps and makes us healthy. </text:p>
          </table:table-cell>
          <table:table-cell office:value-type="string" calcext:value-type="string">
            <text:p>provides: health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culture <text:a xlink:href="http://overpass-turbo.eu/s/7gx" xlink:type="simple"> </text:a> </text:p>
          </table:table-cell>
          <table:table-cell office:value-type="string" calcext:value-type="string">
            <text:p>Here you find cultural events or free space to (self-)organise an event or to perform. </text:p>
          </table:table-cell>
          <table:table-cell office:value-type="string" calcext:value-type="string">
            <text:p>provides: culture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safety <text:a xlink:href="http://overpass-turbo.eu/s/7gy" xlink:type="simple"> </text:a> </text:p>
          </table:table-cell>
          <table:table-cell office:value-type="string" calcext:value-type="string">
            <text:p>Here you find places and people that provide a sense of security, support and safety for a short period of time. </text:p>
          </table:table-cell>
          <table:table-cell office:value-type="string" calcext:value-type="string">
            <text:p>provides: safety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housing <text:a xlink:href="http://overpass-turbo.eu/s/7gz" xlink:type="simple"> </text:a> </text:p>
          </table:table-cell>
          <table:table-cell office:value-type="string" calcext:value-type="string">
            <text:p>Here you find shelter - for a short time or permanently without buying or renting it from the real estate market. </text:p>
          </table:table-cell>
          <table:table-cell office:value-type="string" calcext:value-type="string">
            <text:p>provides: housing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spaces <text:a xlink:href="http://overpass-turbo.eu/s/7gA" xlink:type="simple"> </text:a> </text:p>
          </table:table-cell>
          <table:table-cell office:value-type="string" calcext:value-type="string">
            <text:p>Here you find free spaces to meet, hang out or do whatever you want. </text:p>
          </table:table-cell>
          <table:table-cell office:value-type="string" calcext:value-type="string">
            <text:p>provides: free space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objects_of_utility <text:a xlink:href="http://overpass-turbo.eu/s/7gB" xlink:type="simple"> </text:a> </text:p>
          </table:table-cell>
          <table:table-cell office:value-type="string" calcext:value-type="string">
            <text:p>Here you can get or borrow different tools and other things, that others don't need any longer or only ocassionally use. </text:p>
          </table:table-cell>
          <table:table-cell office:value-type="string" calcext:value-type="string">
            <text:p>provides: objects of utility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clothes <text:a xlink:href="http://overpass-turbo.eu/s/7gC" xlink:type="simple"> </text:a> </text:p>
          </table:table-cell>
          <table:table-cell office:value-type="string" calcext:value-type="string">
            <text:p>Here you can find clothes. </text:p>
          </table:table-cell>
          <table:table-cell office:value-type="string" calcext:value-type="string">
            <text:p>provides: clothes 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learning_opportunities <text:a xlink:href="http://overpass-turbo.eu/s/7gD" xlink:type="simple"> </text:a> </text:p>
          </table:table-cell>
          <table:table-cell office:value-type="string" calcext:value-type="string">
            <text:p>Here you can find things and spaces where knowledge, skills and insights are shared. A space where people learn and research and where you can engage heart, hand and mind. </text:p>
          </table:table-cell>
          <table:table-cell office:value-type="string" calcext:value-type="string">
            <text:p>provides: knowledge &amp; skills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energy <text:a xlink:href="http://overpass-turbo.eu/s/7gE" xlink:type="simple"> </text:a> </text:p>
          </table:table-cell>
          <table:table-cell office:value-type="string" calcext:value-type="string">
            <text:p>Electricity, heating, transportation - all these require energy. On this places energy is provided. </text:p>
          </table:table-cell>
          <table:table-cell office:value-type="string" calcext:value-type="string">
            <text:p>provides: energy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community <text:a xlink:href="http://overpass-turbo.eu/s/7gF" xlink:type="simple"> </text:a> </text:p>
          </table:table-cell>
          <table:table-cell office:value-type="string" calcext:value-type="string">
            <text:p>A diverse group of people that offers support and empowerment by coming together. </text:p>
          </table:table-cell>
          <table:table-cell office:value-type="string" calcext:value-type="string">
            <text:p>provides: community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participation <text:a xlink:href="http://overpass-turbo.eu/s/7gG" xlink:type="simple"> </text:a> </text:p>
          </table:table-cell>
          <table:table-cell office:value-type="string" calcext:value-type="string">
            <text:p>Here is an opportunity to initiate activities, participate or deliberate on public issues. </text:p>
          </table:table-cell>
          <table:table-cell office:value-type="string" calcext:value-type="string">
            <text:p>provides: participation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spirituality <text:a xlink:href="http://overpass-turbo.eu/s/7gH" xlink:type="simple"> </text:a> </text:p>
          </table:table-cell>
          <table:table-cell office:value-type="string" calcext:value-type="string">
            <text:p>Here you find spaces, places and groups that pursue a contemplative/spiritual connection. </text:p>
          </table:table-cell>
          <table:table-cell office:value-type="string" calcext:value-type="string">
            <text:p>provides: spirituality </text:p>
          </table:table-cell>
          <table:table-cell table:number-columns-repeated="2"/>
        </table:table-row>
        <table:table-row table:style-name="ro6">
          <table:table-cell table:number-columns-repeated="6"/>
        </table:table-row>
        <table:table-row table:style-name="ro7">
          <table:table-cell table:style-name="ce4" office:value-type="string" calcext:value-type="string">
            <text:p>Watchlist</text:p>
          </table:table-cell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communication <text:a xlink:href="http://overpass-turbo.eu/s/7gI" xlink:type="simple"> </text:a> </text:p>
          </table:table-cell>
          <table:table-cell table:style-name="ce7"/>
          <table:table-cell office:value-type="string" calcext:value-type="string">
            <text:p>provides: telecommunication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air <text:a xlink:href="http://overpass-turbo.eu/s/7gJ" xlink:type="simple"> </text:a> </text:p>
          </table:table-cell>
          <table:table-cell table:style-name="ce7"/>
          <table:table-cell office:value-type="string" calcext:value-type="string">
            <text:p>provides: air </text:p>
          </table:table-cell>
          <table:table-cell table:number-columns-repeated="2"/>
        </table:table-row>
        <table:table-row table:style-name="ro6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Indirect</text:p>
          </table:table-cell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food+drink <text:a xlink:href="http://overpass-turbo.eu/s/7h5" xlink:type="simple"> </text:a> </text:p>
          </table:table-cell>
          <table:table-cell office:value-type="string" calcext:value-type="string">
            <text:p>Organisations that care about food/drink. </text:p>
          </table:table-cell>
          <table:table-cell office:value-type="string" calcext:value-type="string">
            <text:p>topic: food &amp; drink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water <text:a xlink:href="http://overpass-turbo.eu/s/7h4" xlink:type="simple"> </text:a> </text:p>
          </table:table-cell>
          <table:table-cell office:value-type="string" calcext:value-type="string">
            <text:p>Here you can find organisations who care about water </text:p>
          </table:table-cell>
          <table:table-cell office:value-type="string" calcext:value-type="string">
            <text:p>topic: water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https://wiki.openstreetmap.org/w/index.php?title=Key:topic&amp;action=edit&amp;redlink=1" xlink:type="simple">topic</text:a> </text:p>
            <text:p><text:a xlink:href="https://wiki.openstreetmap.org/w/index.php?title=Key:topic:land&amp;action=edit&amp;redlink=1" xlink:type="simple">topic:land</text:a> </text:p>
          </table:table-cell>
          <table:table-cell office:value-type="string" calcext:value-type="string">
            <text:p>land </text:p>
            <text:p>rural/urban/rurban <text:a xlink:href="http://overpass-turbo.eu/s/7h3" xlink:type="simple"> </text:a> </text:p>
          </table:table-cell>
          <table:table-cell office:value-type="string" calcext:value-type="string">
            <text:p>Here you can find organisations who care about land - the land we all need to find shelter and/or to work on. </text:p>
          </table:table-cell>
          <table:table-cell office:value-type="string" calcext:value-type="string">
            <text:p>topic: land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mobility <text:a xlink:href="http://overpass-turbo.eu/s/7h2" xlink:type="simple"> </text:a> </text:p>
          </table:table-cell>
          <table:table-cell office:value-type="string" calcext:value-type="string">
            <text:p>Here you find organisations who care about mobility. </text:p>
          </table:table-cell>
          <table:table-cell office:value-type="string" calcext:value-type="string">
            <text:p>topic: mobility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health <text:a xlink:href="http://overpass-turbo.eu/s/7h1" xlink:type="simple"> </text:a> </text:p>
          </table:table-cell>
          <table:table-cell office:value-type="string" calcext:value-type="string">
            <text:p>Here you find organisations that care about keeping and making us healthy. </text:p>
          </table:table-cell>
          <table:table-cell office:value-type="string" calcext:value-type="string">
            <text:p>topic: health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culture <text:a xlink:href="http://overpass-turbo.eu/s/7h0" xlink:type="simple"> </text:a> </text:p>
          </table:table-cell>
          <table:table-cell office:value-type="string" calcext:value-type="string">
            <text:p>Organisations who care about culture </text:p>
          </table:table-cell>
          <table:table-cell office:value-type="string" calcext:value-type="string">
            <text:p>topic: culture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safety <text:a xlink:href="http://overpass-turbo.eu/s/7gZ" xlink:type="simple"> </text:a> </text:p>
          </table:table-cell>
          <table:table-cell office:value-type="string" calcext:value-type="string">
            <text:p>Organisations who care about security </text:p>
          </table:table-cell>
          <table:table-cell office:value-type="string" calcext:value-type="string">
            <text:p>topic: safety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housing <text:a xlink:href="http://overpass-turbo.eu/s/7gY" xlink:type="simple"> </text:a> </text:p>
          </table:table-cell>
          <table:table-cell office:value-type="string" calcext:value-type="string">
            <text:p>Organisations who care about housing. </text:p>
          </table:table-cell>
          <table:table-cell office:value-type="string" calcext:value-type="string">
            <text:p>topic: housing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spaces <text:a xlink:href="http://overpass-turbo.eu/s/7gX" xlink:type="simple"> </text:a> </text:p>
          </table:table-cell>
          <table:table-cell office:value-type="string" calcext:value-type="string">
            <text:p>Organisations which are concerned about open spaces. </text:p>
          </table:table-cell>
          <table:table-cell office:value-type="string" calcext:value-type="string">
            <text:p>topic: free space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objects_of_utility <text:a xlink:href="http://overpass-turbo.eu/s/7gU" xlink:type="simple"> </text:a> </text:p>
          </table:table-cell>
          <table:table-cell office:value-type="string" calcext:value-type="string">
            <text:p>Organisations devoted to objects of utility </text:p>
          </table:table-cell>
          <table:table-cell office:value-type="string" calcext:value-type="string">
            <text:p>topic: objects of utility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clothes <text:a xlink:href="http://overpass-turbo.eu/s/7gT" xlink:type="simple"> </text:a> </text:p>
          </table:table-cell>
          <table:table-cell office:value-type="string" calcext:value-type="string">
            <text:p>Clothes-related organisations (traders,company HQs,charity organisations with focus on clothes) </text:p>
          </table:table-cell>
          <table:table-cell office:value-type="string" calcext:value-type="string">
            <text:p>topic: clothes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learning_opportunities <text:a xlink:href="http://overpass-turbo.eu/s/7gQ" xlink:type="simple"> </text:a> </text:p>
          </table:table-cell>
          <table:table-cell office:value-type="string" calcext:value-type="string">
            <text:p>organisations devoted to science and education. </text:p>
          </table:table-cell>
          <table:table-cell office:value-type="string" calcext:value-type="string">
            <text:p>topic: knowledge &amp; skills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energy <text:a xlink:href="http://overpass-turbo.eu/s/7gP" xlink:type="simple"> </text:a> </text:p>
          </table:table-cell>
          <table:table-cell office:value-type="string" calcext:value-type="string">
            <text:p>organisations with focus on energy </text:p>
          </table:table-cell>
          <table:table-cell office:value-type="string" calcext:value-type="string">
            <text:p>topic: energy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community <text:a xlink:href="http://overpass-turbo.eu/s/7gO" xlink:type="simple"> </text:a> </text:p>
          </table:table-cell>
          <table:table-cell office:value-type="string" calcext:value-type="string">
            <text:p>community-building and empowering organisations </text:p>
          </table:table-cell>
          <table:table-cell office:value-type="string" calcext:value-type="string">
            <text:p>topic: community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participation <text:a xlink:href="http://overpass-turbo.eu/s/7gN" xlink:type="simple"> </text:a> </text:p>
          </table:table-cell>
          <table:table-cell office:value-type="string" calcext:value-type="string">
            <text:p>organisations who organise participation in various fields </text:p>
          </table:table-cell>
          <table:table-cell office:value-type="string" calcext:value-type="string">
            <text:p>topic: participation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spirituality <text:a xlink:href="http://overpass-turbo.eu/s/7gM" xlink:type="simple"> </text:a> </text:p>
          </table:table-cell>
          <table:table-cell office:value-type="string" calcext:value-type="string">
            <text:p>spritiual organisations </text:p>
          </table:table-cell>
          <table:table-cell office:value-type="string" calcext:value-type="string">
            <text:p>topic: spirituality 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 table:number-columns-repeated="2"/>
        </table:table-row>
        <table:table-row table:style-name="ro7">
          <table:table-cell table:style-name="ce4" office:value-type="string" calcext:value-type="string">
            <text:p>Watchlist</text:p>
          </table:table-cell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communication <text:a xlink:href="http://overpass-turbo.eu/s/7gL" xlink:type="simple"> </text:a> </text:p>
          </table:table-cell>
          <table:table-cell table:style-name="ce7"/>
          <table:table-cell office:value-type="string" calcext:value-type="string">
            <text:p>topic: telecommunication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air <text:a xlink:href="http://overpass-turbo.eu/s/7gK" xlink:type="simple"> </text:a> </text:p>
          </table:table-cell>
          <table:table-cell table:style-name="ce7"/>
          <table:table-cell office:value-type="string" calcext:value-type="string">
            <text:p>topic: air </text:p>
          </table:table-cell>
          <table:table-cell table:number-columns-repeated="2"/>
        </table:table-row>
        <table:table-row table:style-name="ro6" table:number-rows-repeated="3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Self-description of a community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  <table:table-cell office:value-type="string" calcext:value-type="string">
            <text:p>Icon</text:p>
          </table:table-cell>
          <table:table-cell/>
        </table:table-row>
        <table:table-row table:style-name="ro5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solidarity_economy <text:a xlink:href="http://overpass-turbo.eu/s/7Pe" xlink:type="simple"> </text:a> </text:p>
          </table:table-cell>
          <table:table-cell office:value-type="string" calcext:value-type="string">
            <text:p>Organisations, projects and enterprises meeting the <text:a xlink:href="http://www.miramero.com/blog/charter-of-principles-of-solidarity-economy/" xlink:type="simple">principles of Solidarity Economy</text:a> (<text:a xlink:href="http://www.fbes.org.br/index.php?option=com_content&amp;task=view&amp;id=63&amp;Itemid=60" xlink:type="simple">Brasilian Original</text:a>) based on the core ideas of shared ownership and people before profit. </text:p>
          </table:table-cell>
          <table:table-cell office:value-type="string" calcext:value-type="string">
            <text:p>solidarity economy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8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transition_initiative <text:a xlink:href="http://overpass-turbo.eu/s/7Pf" xlink:type="simple"> </text:a> </text:p>
          </table:table-cell>
          <table:table-cell office:value-type="string" calcext:value-type="string">
            <text:p>A transition town is a grassroot community project that seeks to build resilience in response to peak oil, climate destruction, and economic instability by creating a local group that uphold the <text:a xlink:href="https://www.transitionnetwork.org/cms/haddenham/pages/our-completed-checklist-becoming-official-transition-initiative" xlink:type="simple">values of the transition network</text:a>. </text:p>
          </table:table-cell>
          <table:table-cell office:value-type="string" calcext:value-type="string">
            <text:p>Transition Town Initativ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permaculture <text:a xlink:href="http://overpass-turbo.eu/s/7Pg" xlink:type="simple"> </text:a> </text:p>
          </table:table-cell>
          <table:table-cell office:value-type="string" calcext:value-type="string">
            <text:p>Initiatives, and projects based on the <text:a xlink:href="https://justlists.wordpress.com/2010/01/14/principles-of-permaculture/" xlink:type="simple">design principles of permaculture</text:a> </text:p>
          </table:table-cell>
          <table:table-cell office:value-type="string" calcext:value-type="string">
            <text:p>permacultur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demonetized_economy <text:a xlink:href="http://overpass-turbo.eu/s/7Ph" xlink:type="simple"> </text:a> </text:p>
          </table:table-cell>
          <table:table-cell office:value-type="string" calcext:value-type="string">
            <text:p>Places where people live or attempt to live without money. Projects and initiatives that avoid commodity exchange and conventional money. </text:p>
          </table:table-cell>
          <table:table-cell office:value-type="string" calcext:value-type="string">
            <text:p>demonetized economy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community_based_currencies </text:p>
          </table:table-cell>
          <table:table-cell office:value-type="string" calcext:value-type="string">
            <text:p>Initiatives that design and manage <text:a xlink:href="http://en.wikipedia.org/wiki/Local_currency" xlink:type="simple">community based and -supported, local and social currencies</text:a>, which are not controlled by a national government, and are intended to be traded only in a particular area. </text:p>
          </table:table-cell>
          <table:table-cell office:value-type="string" calcext:value-type="string">
            <text:p>community based currenci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9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commons <text:a xlink:href="http://overpass-turbo.eu/s/7Pd" xlink:type="simple"> </text:a> </text:p>
          </table:table-cell>
          <table:table-cell office:value-type="string" calcext:value-type="string">
            <text:p>"<text:a xlink:href="http://p2pfoundation.net/Commons" xlink:type="simple">Commons</text:a>"-based communities collectively and democratically produce, steward, develop or manage shared places, projects, resources, assets or knowledge. See also <text:a xlink:href="http://www.onthecommons.org/magazine/elinor-ostroms-8-principles-managing-commmons" xlink:type="simple">Eight Design Principles for Managing a Commons</text:a> set forth by Nobel Prize Laureate Elinor Ostrom. </text:p>
          </table:table-cell>
          <table:table-cell office:value-type="string" calcext:value-type="string">
            <text:p>Common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8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economy_for_the_common_good <text:a xlink:href="http://overpass-turbo.eu/s/7Pi" xlink:type="simple"> </text:a> </text:p>
          </table:table-cell>
          <table:table-cell office:value-type="string" calcext:value-type="string">
            <text:p>Local chapters of the economy for the common good and corporate bodies that have created a <text:a xlink:href="https://www.ecogood.org/en/ecg-balance-sheet/what-common-good-balance-sheet" xlink:type="simple">certified balance</text:a> of the economy for the common good. The Economy for the Common Good is based on these <text:a xlink:href="https://www.ecogood.org/en/general-information/ecg-idea/our-ten-guiding-principles" xlink:type="simple">principles</text:a>. </text:p>
          </table:table-cell>
          <table:table-cell office:value-type="string" calcext:value-type="string">
            <text:p>Economy for the Common Good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collaborative_economy <text:a xlink:href="http://overpass-turbo.eu/s/7Pj" xlink:type="simple"> </text:a> </text:p>
          </table:table-cell>
          <table:table-cell office:value-type="string" calcext:value-type="string">
            <text:p>The <text:a xlink:href="http://ouishare.net/en/about/collaborative_economy" xlink:type="simple">collaborative economy</text:a> consists of initiatives based on horizontal networks and participation of a community. </text:p>
          </table:table-cell>
          <table:table-cell office:value-type="string" calcext:value-type="string">
            <text:p>collaborative economy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global_ecovillage_network <text:a xlink:href="http://overpass-turbo.eu/s/7T8" xlink:type="simple"> </text:a> </text:p>
          </table:table-cell>
          <table:table-cell office:value-type="string" calcext:value-type="string">
            <text:p>Initiatives that are part of the <text:a xlink:href="http://gen.ecovillage.org/" xlink:type="simple">Global Ecovillage Network</text:a>. </text:p>
          </table:table-cell>
          <table:table-cell office:value-type="string" calcext:value-type="string">
            <text:p>Global Ecovillage Network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6" table:number-rows-repeated="2">
          <table:table-cell table:style-name="Default" table:number-columns-repeated="4"/>
          <table:table-cell table:number-columns-repeated="2"/>
        </table:table-row>
        <table:table-row table:style-name="ro7">
          <table:table-cell table:style-name="ce4" office:value-type="string" calcext:value-type="string">
            <text:p>Watchlist</text:p>
          </table:table-cell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subsistence_economy <text:a xlink:href="http://overpass-turbo.eu/s/7Pl" xlink:type="simple"> </text:a> </text:p>
          </table:table-cell>
          <table:table-cell office:value-type="string" calcext:value-type="string">
            <text:p>Acitivities for ones own livelyhood and well-being not producing commodities to be sold at the market. </text:p>
          </table:table-cell>
          <table:table-cell office:value-type="string" calcext:value-type="string">
            <text:p>subsistence economy 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p2p_economy <text:s text:c="2"/></text:p>
          </table:table-cell>
          <table:table-cell office:value-type="string" calcext:value-type="string">
            <text:p>If you pool work, ideas and resources to produce something in selfadministrated and decentral associations if you substitute the entrepreneur-to-client relationship by a P2P relationships you are part of the Peer-to-Peer (P2P) economy. OR (DB) "The peer-to-peer (P2P) economy consists of people who </text:p>
            <text:p>&gt; pool work, ideas and resources to produce something in self-administrated and decentralized associations, instead of conventional seller/buyer market relationships. </text:p>
          </table:table-cell>
          <table:table-cell office:value-type="string" calcext:value-type="string">
            <text:p>P2P economy 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ecovillage <text:a xlink:href="http://overpass-turbo.eu/s/7Pk" xlink:type="simple"> </text:a> </text:p>
          </table:table-cell>
          <table:table-cell office:value-type="string" calcext:value-type="string">
            <text:p>individual Ecovillages </text:p>
          </table:table-cell>
          <table:table-cell office:value-type="string" calcext:value-type="string">
            <text:p>Ecovillage 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6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6" office:value-type="string" calcext:value-type="string">
            <text:p>Mode of Interaction</text:p>
          </table:table-cell>
          <table:table-cell table:style-name="Default" table:number-columns-repeated="3"/>
          <table:table-cell table:number-columns-repeated="2"/>
        </table:table-row>
        <table:table-row table:style-name="ro6">
          <table:table-cell table:style-name="Default" table:number-columns-repeated="4"/>
          <table:table-cell table:number-columns-repeated="2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  <table:table-cell/>
          <table:table-cell office:value-type="string" calcext:value-type="string">
            <text:p>jdon?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bartering <text:a xlink:href="http://overpass-turbo.eu/s/7gg" xlink:type="simple"> </text:a> </text:p>
          </table:table-cell>
          <table:table-cell office:value-type="string" calcext:value-type="string">
            <text:p>Here you can exchange something: give &amp; take </text:p>
          </table:table-cell>
          <table:table-cell office:value-type="string" calcext:value-type="string">
            <text:p>by way of bartering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lending <text:a xlink:href="http://overpass-turbo.eu/s/7gj" xlink:type="simple"> </text:a> </text:p>
          </table:table-cell>
          <table:table-cell office:value-type="string" calcext:value-type="string">
            <text:p>Here you can borrow something (contributions towards costs). </text:p>
          </table:table-cell>
          <table:table-cell office:value-type="string" calcext:value-type="string">
            <text:p>by way of lending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renting <text:a xlink:href="http://overpass-turbo.eu/s/7gk" xlink:type="simple"> </text:a> </text:p>
          </table:table-cell>
          <table:table-cell office:value-type="string" calcext:value-type="string">
            <text:p>Here you can rent something. </text:p>
          </table:table-cell>
          <table:table-cell office:value-type="string" calcext:value-type="string">
            <text:p>by way of renting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gifting <text:a xlink:href="http://overpass-turbo.eu/s/7gl" xlink:type="simple"> </text:a> </text:p>
          </table:table-cell>
          <table:table-cell office:value-type="string" calcext:value-type="string">
            <text:p>Here you can give and receive. </text:p>
          </table:table-cell>
          <table:table-cell office:value-type="string" calcext:value-type="string">
            <text:p>by way of gifting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rebuying_reselling <text:a xlink:href="http://overpass-turbo.eu/s/7gm" xlink:type="simple"> </text:a> </text:p>
          </table:table-cell>
          <table:table-cell office:value-type="string" calcext:value-type="string">
            <text:p>Here you can get and leave things that are not needed anymore. Second-hand. </text:p>
          </table:table-cell>
          <table:table-cell office:value-type="string" calcext:value-type="string">
            <text:p>rebuy &amp; resell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cousing <text:a xlink:href="http://overpass-turbo.eu/s/7gn" xlink:type="simple"> </text:a> </text:p>
          </table:table-cell>
          <table:table-cell office:value-type="string" calcext:value-type="string">
            <text:p>Here you can use (some)things with others. </text:p>
          </table:table-cell>
          <table:table-cell office:value-type="string" calcext:value-type="string">
            <text:p>co-use 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diy_and_dit <text:a xlink:href="http://overpass-turbo.eu/s/7go" xlink:type="simple"> </text:a> </text:p>
          </table:table-cell>
          <table:table-cell office:value-type="string" calcext:value-type="string">
            <text:p>Here you can produce or repair, upcycle or downcycle something by yourself or together with others. </text:p>
          </table:table-cell>
          <table:table-cell office:value-type="string" calcext:value-type="string">
            <text:p>Do It Yourself &amp; Together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buying_and_selling <text:a xlink:href="http://overpass-turbo.eu/s/86S" xlink:type="simple"> </text:a> </text:p>
          </table:table-cell>
          <table:table-cell office:value-type="string" calcext:value-type="string">
            <text:p>Here your can buy and sell things. </text:p>
          </table:table-cell>
          <table:table-cell office:value-type="string" calcext:value-type="string">
            <text:p>buy &amp; sell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1:01:55.850072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4:50:22.379498574</meta:creation-date>
    <dc:date>2015-03-30T23:54:43.250294376</dc:date>
    <meta:editing-duration>PT1H55M39S</meta:editing-duration>
    <meta:editing-cycles>5</meta:editing-cycles>
    <meta:generator>LibreOffice/4.3.3.2$Linux_X86_64 LibreOffice_project/430m0$Build-2</meta:generator>
    <meta:document-statistic meta:table-count="1" meta:cell-count="272" meta:object-count="0"/>
  </office:meta>
</office:document-meta>
</file>